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
      <style:paragraph-properties fo:margin-top="0in" fo:margin-bottom="0in" fo:line-height="100%"/>
    </style:style>
    <style:style style:name="P3" style:family="paragraph" style:parent-style-name="Standard">
      <style:paragraph-properties fo:margin-left="0.25in" fo:margin-right="0in" fo:margin-top="0in" fo:margin-bottom="0in" fo:line-height="100%" fo:text-indent="-0.25in" style:auto-text-indent="false"/>
    </style:style>
    <style:style style:name="P4"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5" style:family="paragraph" style:parent-style-name="No_20_Spacing">
      <style:text-properties style:font-name="Times New Roman" fo:font-size="12pt" style:font-size-asian="12pt" style:font-name-complex="Times New Roman1" style:font-size-complex="12pt"/>
    </style:style>
    <style:style style:name="P6"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style:font-name-asian="Georgia" style:font-size-asian="12pt" style:font-name-complex="Times New Roman1" style:font-size-complex="12pt"/>
    </style:style>
    <style:style style:name="T6"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7" style:family="text">
      <style:text-properties style:font-name="Times New Roman" fo:font-size="12pt" style:font-name-asian="Georgia" style:font-size-asian="12pt" style:font-name-complex="Georgia" style:font-size-complex="12pt"/>
    </style:style>
    <style:style style:name="T8" style:family="text">
      <style:text-properties style:font-name="Times New Roman" fo:font-size="12pt" fo:font-weight="normal" style:font-name-asian="Georgia" style:font-size-asian="12pt" style:font-weight-asian="normal" style:font-name-complex="Georgia" style:font-size-complex="12pt" style:font-weight-complex="normal"/>
    </style:style>
    <style:style style:name="T9" style:family="text">
      <style:text-properties fo:color="#808080" style:font-name="Times New Roman" fo:font-size="12pt" fo:font-style="italic" style:font-name-asian="Georgia" style:font-size-asian="12pt" style:font-style-asian="italic" style:font-name-complex="Georgia" style:font-size-complex="12pt" style:font-style-complex="italic"/>
    </style:style>
    <style:style style:name="T10" style:family="text">
      <style:text-properties fo:color="#808080" style:font-name="Times New Roman" fo:font-size="12pt" fo:font-style="normal" style:font-name-asian="Georgia" style:font-size-asian="12pt" style:font-style-asian="normal" style:font-name-complex="Georgia" style:font-size-complex="12pt" style:font-style-complex="normal"/>
    </style:style>
    <style:style style:name="T11" style:family="text">
      <style:text-properties style:use-window-font-color="true" style:font-name="Times New Roman" fo:font-size="12pt" fo:font-style="normal" style:font-name-asian="Georgia" style:font-size-asian="12pt" style:font-style-asian="normal" style:font-name-complex="Georgia" style:font-size-complex="12pt" style:font-style-complex="normal"/>
    </style:style>
    <style:style style:name="T12" style:family="text">
      <style:text-properties style:use-window-font-color="true"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3" style:family="text">
      <style:text-properties style:use-window-font-color="true" style:font-name="Times New Roman" fo:font-size="12pt" fo:font-style="normal" style:text-underline-style="solid" style:text-underline-width="auto" style:text-underline-color="font-color" fo:font-weight="normal" style:font-name-asian="Georgia" style:font-size-asian="12pt" style:font-style-asian="normal" style:font-weight-asian="normal" style:font-name-complex="Georgia" style:font-size-complex="12pt" style:font-style-complex="normal" style:font-weight-complex="normal"/>
    </style:style>
    <style:style style:name="T14" style:family="text">
      <style:text-properties style:use-window-font-color="true" style:font-name="Times New Roman" fo:font-size="12pt" fo:font-style="italic" style:font-name-asian="Georgia" style:font-size-asian="12pt" style:font-style-asian="italic" style:font-name-complex="Georgia" style:font-size-complex="12pt" style:font-style-complex="italic"/>
    </style:style>
    <style:style style:name="T15"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6" style:family="text">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T17" style:family="text">
      <style:text-properties fo:color="#000000" style:font-name="Times New Roman" fo:font-size="12pt" style:font-name-asian="Georgia" style:font-size-asian="12pt" style:font-name-complex="Georgia" style:font-size-complex="12pt"/>
    </style:style>
    <style:style style:name="T18" style:family="text">
      <style:text-properties fo:color="#000000" style:font-name="Times New Roman" fo:font-size="12pt" fo:font-weight="bold" style:font-name-asian="Georgia" style:font-size-asian="12pt" style:font-weight-asian="bold" style:font-name-complex="Georgia"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e World of Make Believe</text:span></text:p>
      <text:p text:style-name="P5"/>
      <text:p text:style-name="No_20_Spacing"><text:span text:style-name="T3">Read:</text:span><text:span text:style-name="T2"> Isaiah 66:3-4; Jeremiah 7:24; Romans 1:21</text:span></text:p>
      <text:p text:style-name="P5"/>
      <text:p text:style-name="P3"><text:span text:style-name="T3">Text:</text:span><text:span text:style-name="T2"> “...</text:span><text:span text:style-name="T7">they did evil before mine eyes, and chose </text:span><text:span text:style-name="T16">that </text:span><text:span text:style-name="T11">in which I </text:span></text:p>
      <text:p text:style-name="P3"><text:span text:style-name="T11">delighted not.”</text:span></text:p>
      <text:p text:style-name="P4"/>
      <text:h text:style-name="P1" text:outline-level="3"><text:span text:style-name="T3">Introduction:</text:span><text:span text:style-name="T2"> Have you seen those electronic games at a mall or an arcade where the player has a huge plastic mask on? They are in a fantasy world where they are in some sort of conflict or contest and they are playing against the imagined enemy. In the end they can walk away safely for it was a fantasy and not reality. One of the common-alities of this generation is the ability to ignore reality and dwell in a false world. In a sane world would either of the candidates for presi-dent even have a chance at the highest office? </text:span></text:h>
      <text:h text:style-name="P2" text:outline-level="3"><text:span text:style-name="T2"/></text:h>
      <text:h text:style-name="P2" text:outline-level="3"><text:span text:style-name="T4">I. We make believe that government is the answer:</text:span><text:span text:style-name="T2"> The government of this country is making laws that contradict the Bible and all com-mon sense. <text:s/></text:span></text:h>
      <text:h text:style-name="P2" text:outline-level="3"><text:span text:style-name="T2"><text:s text:c="2"/></text:span><text:span text:style-name="T6">The scriptures tell us</text:span><text:span text:style-name="T2"> that: “...</text:span><text:span text:style-name="T7">if any would not work, neither should he eat.” Another verse tells us: “In the sweat of thy face shalt thou eat bread...” Our government tells us that a check will be there if we choose not to work. </text:span></text:h>
      <text:h text:style-name="P2" text:outline-level="3"><text:span text:style-name="T2"><text:s text:c="2"/></text:span><text:span text:style-name="T6">The scriptures tell us</text:span><text:span text:style-name="T2">: “</text:span><text:span text:style-name="T7">While the earth remaineth, seedtime and harvest, and cold and heat, and summer and winter, and day and night shall not cease.</text:span><text:span text:style-name="T5">” Our government tells us that we are destroying our planet and that global warming will soon result in the death of us all. They are so adamant about it that some states are passing laws that prohibit speaking against global warming. In a country that allows free speech for people who believe in a flat earth, for racists to march in a parade, and for the Westwood Baptist church to spread their hate at the funerals of soldiers; doesn't it seem strange that they would take such a strong stand against those who agree with the Bible and disagree with the theory of global warming.</text:span></text:h>
      <text:h text:style-name="P2" text:outline-level="3"><text:span text:style-name="T4">II. We make believe that moral standards are flexible:</text:span><text:span text:style-name="T2"> From the first week of creation God defined what a marriage and what a family is. For 6000+ years there was no attempt to re-define marriage or family even by those who chose to live outside the confines of the scriptures. It was not that long ago that the idea of living together before marriage was anathema to the Christian agenda. Now it is a common practice for many who claim to be born again. “Pastor we are living in an enlightened age. Times are changing and old fashioned values have changed. </text:span><text:span text:style-name="T6">What do you do with this scripture</text:span><text:span text:style-name="T2">? “...</text:span><text:span text:style-name="T8">I </text:span><text:span text:style-name="T15">am</text:span><text:span text:style-name="T12"> the LORD, I change not...” Then </text:span><text:span text:style-name="T13">what about this one</text:span><text:span text:style-name="T12">? “Jesus Christ the same yesterday, and to day, and for ever.” God's law doesn't change just because we do. God's standards are not diminished just because we are tired of them. There is no expiration date on the ten command-ments.</text:span></text:h>
      <text:h text:style-name="P2" text:outline-level="3"><text:span text:style-name="T4">III. We make believe that we are smarter than God:</text:span><text:span text:style-name="T2"> He didn't really mean that we have to pay our tithe. He really didn't mean that swearing is a sin. He didn't really mean that premarital sex is a sin. He really didn't mean that a white lie is a big deal. He really didn't mean that I should go to church every Sunday. He really didn't mean that screaming at my wife or kids is wrong. He really didn't mean that His house is a house of prayer. He really didn't mean that homosexuality is a sin after all you can't help whom you love. Yeah; we're smarter than God.</text:span></text:h>
      <text:h text:style-name="P2" text:outline-level="3"><text:span text:style-name="T4">IV. We make believe that all will get to heaven:</text:span><text:span text:style-name="T2"> For many in the church there is a subconscious belief that the only requirement for heaven is sincerity. They view their Mormon neighbor as a Christian. Their Catholic neighbor is one as well. What about the Jehovah's Witness and the Muslim? For many: they believe that all are going to heaven as long as they are sincere. We can enjoy the presence of these people and talk about everything except for Christ. After all we don't <text:s/>want to offend them. Does it make sense that we can't talk to people about our savior but we believe that they are going to be in heaven?</text:span></text:h>
      <text:h text:style-name="P2" text:outline-level="3"><text:span text:style-name="T2"><text:s text:c="2"/></text:span><text:span text:style-name="T6">What do you do with the scripture:</text:span><text:span text:style-name="T2"> “</text:span><text:span text:style-name="T17">Jesus saith unto him, I am the way, the truth, and the life: no man cometh unto the Father, but by me.” or “Neither is there salvation in any other: for there is none other name under heaven given among men, whereby we must be saved.” </text:span></text:h>
      <text:h text:style-name="P2" text:outline-level="3"><text:span text:style-name="T18">Conclude:</text:span><text:span text:style-name="T17"> It's time to turn off the make believe world and enter the real world. It's time to get back to the reality of the Word of God. The church of Jesus Christ is founded on the Bible and the Bible doesn't change. Song: “The Old Fashioned Way.”</text:span></text:h>
      <text:h text:style-name="P2" text:outline-level="3"><text:span text:style-name="T2">Are you and I going to place our future hopes on fairy tales or are we going to trust in the solid rock?</text:span></text:h>
      <text:h text:style-name="P2" text:outline-level="3"><text:span text:style-name="T2"/></text:h>
      <text:h text:style-name="P2" text:outline-level="3"><text:soft-page-break/><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8</meta:editing-cycles>
    <meta:creation-date>2014-03-28T17:34:00</meta:creation-date>
    <dc:date>2016-08-06T21:15:14.51</dc:date>
    <meta:editing-duration>P1DT3H36M18S</meta:editing-duration>
    <meta:generator>OpenOffice/4.1.2$Win32 OpenOffice.org_project/412m3$Build-9782</meta:generator>
    <meta:document-statistic meta:table-count="0" meta:image-count="0" meta:object-count="0" meta:page-count="2" meta:paragraph-count="14" meta:word-count="836" meta:character-count="44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